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5.79mm"/>
    </style:style>
    <style:style style:name="co10" style:family="table-column">
      <style:table-column-properties fo:break-before="auto" style:column-width="20.85mm"/>
    </style:style>
    <style:style style:name="co12" style:family="table-column">
      <style:table-column-properties fo:break-before="auto" style:column-width="6.07mm"/>
    </style:style>
    <style:style style:name="co20" style:family="table-column">
      <style:table-column-properties fo:break-before="auto" style:column-width="33.07mm"/>
    </style:style>
    <style:style style:name="co21" style:family="table-column">
      <style:table-column-properties fo:break-before="auto" style:column-width="6.79mm"/>
    </style:style>
    <style:style style:name="co22" style:family="table-column">
      <style:table-column-properties fo:break-before="auto" style:column-width="12.47mm"/>
    </style:style>
    <style:style style:name="co23" style:family="table-column">
      <style:table-column-properties fo:break-before="auto" style:column-width="15.54mm"/>
    </style:style>
    <style:style style:name="co24" style:family="table-column">
      <style:table-column-properties fo:break-before="auto" style:column-width="15.2mm"/>
    </style:style>
    <style:style style:name="co25" style:family="table-column">
      <style:table-column-properties fo:break-before="auto" style:column-width="14.98mm"/>
    </style:style>
    <style:style style:name="co26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co2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9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9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0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202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203" style:family="table-cell" style:parent-style-name="Default">
      <style:table-cell-properties fo:border-bottom="0.51pt solid #000000" fo:border-left="none" fo:border-right="none" fo:border-top="none"/>
    </style:style>
    <style:style style:name="ce20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4" style:family="table-cell" style:parent-style-name="Default" style:data-style-name="N110"/>
    <style:style style:name="ce22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230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3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3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41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4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5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51" style:family="table-cell" style:parent-style-name="Default" style:data-style-name="N100"/>
    <style:style style:name="ce25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54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57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5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0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 style:data-style-name="N109"/>
    <style:style style:name="ce26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71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2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78" style:family="table-cell" style:parent-style-name="Default" style:data-style-name="N0"/>
    <style:style style:name="ce279" style:family="table-cell" style:parent-style-name="Default">
      <style:text-properties fo:font-style="italic" style:font-style-asian="italic" style:font-style-complex="italic"/>
    </style:style>
    <style:style style:name="ce280" style:family="table-cell" style:parent-style-name="Default">
      <style:text-properties fo:font-style="normal" style:font-style-asian="normal" style:font-style-complex="normal"/>
    </style:style>
    <style:style style:name="ce281" style:family="table-cell" style:parent-style-name="Default">
      <style:text-properties fo:font-weight="normal" style:font-weight-asian="normal" style:font-weight-complex="normal"/>
    </style:style>
    <style:style style:name="ce28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8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9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6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9" style:family="table-cell" style:parent-style-name="Default">
      <style:table-cell-properties fo:background-color="transparent"/>
    </style:style>
    <style:style style:name="ce30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02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30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1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1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Default" style:data-style-name="N109">
      <style:table-cell-properties style:vertical-align="automatic"/>
    </style:style>
    <style:style style:name="ce31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>
      <style:table-cell-properties style:vertical-align="automatic"/>
    </style:style>
    <style:style style:name="ce3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2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2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2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3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Default">
      <style:table-cell-properties fo:background-color="#99ccff" style:vertical-align="top"/>
    </style:style>
    <style:style style:name="ce34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4" table:default-cell-style-name="ce134"/>
        <table:table-column table:style-name="co24" table:default-cell-style-name="ce134"/>
        <table:table-column table:style-name="co21" table:default-cell-style-name="ce134"/>
        <table:table-column table:style-name="co25" table:number-columns-repeated="3" table:default-cell-style-name="ce134"/>
        <table:table-column table:style-name="co21" table:default-cell-style-name="ce134"/>
        <table:table-column table:style-name="co25" table:default-cell-style-name="ce134"/>
        <table:table-column table:style-name="co21" table:default-cell-style-name="ce134"/>
        <table:table-column table:style-name="co26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8"/>
          <table:table-cell table:style-name="ce167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7" office:value-type="string" calcext:value-type="string">
            <text:p>The YAT story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8"/>
          <table:table-cell table:style-name="ce167" table:number-columns-repeated="1001"/>
        </table:table-row>
        <table:table-row table:style-name="ro1">
          <table:table-cell table:style-name="ce168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string" calcext:value-type="string">
            <text:p>201x-xx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5" office:value-type="string" calcext:value-type="string">
            <text:p>1.99.80</text:p>
          </table:table-cell>
          <table:table-cell table:style-name="ce185" office:value-type="string" calcext:value-type="string">
            <text:p>1.0.21</text:p>
          </table:table-cell>
          <table:table-cell table:style-name="ce133" office:value-type="string" calcext:value-type="string">
            <text:p>3.5.18</text:p>
          </table:table-cell>
          <table:table-cell table:style-name="ce185" office:value-type="string" calcext:value-type="string">
            <text:p>1.0.17</text:p>
          </table:table-cell>
          <table:table-cell table:style-name="ce133" office:value-type="string" calcext:value-type="string">
            <text:p>0.9.19</text:p>
          </table:table-cell>
          <table:table-cell table:style-name="ce137"/>
          <table:table-cell table:number-columns-repeated="2" table:style-name="ce132" office:value-type="string" calcext:value-type="string">
            <text:p>1.5.3</text:p>
          </table:table-cell>
          <table:table-cell table:style-name="ce193" office:value-type="string" calcext:value-type="string">
            <text:p>1.2.1</text:p>
          </table:table-cell>
          <table:table-cell table:style-name="ce137"/>
          <table:table-cell table:style-name="ce185" office:value-type="string" calcext:value-type="string">
            <text:p>1602</text:p>
          </table:table-cell>
          <table:table-cell table:style-name="ce137"/>
          <table:table-cell table:style-name="ce132"/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number-columns-repeated="2"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2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20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55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55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Transmission (9'30'')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    &gt; One/Two/Repeating (8'00'')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both failed tests: Close NUnit, reconfigure USB Hubs, then run first failed test again, then redo for second fail test&#10;                                                               =&gt; Don't forget to close and reconfigure after the last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7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YAT.Model.Test.Transmission.Repeating.LoopbackSelfs fail at '*TwoWay' because Rx results in additional line(s) (DirChangeLineBreak)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86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85])+[.G86]" office:value-type="time" office:time-value="PT13H30M00S" calcext:value-type="time">
            <text:p>13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86]; COUNTA([.C$87:.C89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5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65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not necessary as this assembly is not distributed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 =&gt; 342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 =&gt; 3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 =&gt; 228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Delta Version 1.99.8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2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3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8])+[.G29]" office:value-type="time" office:time-value="PT13H50M00S" calcext:value-type="time">
            <text:p>13:5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5])+[.G36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1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6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7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8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9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0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5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57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6])+[.G57]" office:value-type="time" office:time-value="PT14H25M00S" calcext:value-type="time">
            <text:p>14:2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7]; COUNTA([.C$58:.C58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60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59])+[.G60]" office:value-type="time" office:time-value="PT14H55M00S" calcext:value-type="time">
            <text:p>14:5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9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0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1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on 'Release' <text:span text:style-name="T2">but do not move or resize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vert change abov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79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1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0])+[.G81]" office:value-type="time" office:time-value="PT15H05M00S" calcext:value-type="time">
            <text:p>15:0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81]; COUNTA([.C$82:.C82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3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4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6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85])+[.G86]" office:value-type="time" office:time-value="PT15H10M00S" calcext:value-type="time">
            <text:p>15:1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6]; COUNTA([.C$87:.C88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86]; COUNTA([.C$87:.C89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8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68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6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5])+[.G86]" office:value-type="time" office:time-value="PT16H40M00S" calcext:value-type="time">
            <text:p>16:40</text:p>
          </table:table-cell>
          <table:table-cell table:style-name="ce248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221" table:formula="of:=CONCATENATE([.B$86]; COUNTA([.C$87:.C87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12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/>
          <table:table-cell table:style-name="ce221" table:formula="of:=CONCATENATE([.B$86]; COUNTA([.C$87:.C93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86]; COUNTA([.C$87:.C99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one or two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8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80-delta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Delta Version 1.99.8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binaries from "YAT"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info folders from installed "C:\Program Files\YAT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2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80 - YAT 2.0 Delta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8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0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9])+[.G20]" office:value-type="time" office:time-value="PT18H55M00S" calcext:value-type="time">
            <text:p>18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20]; COUNTA([.C$21:.C21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5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6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0]; COUNTA([.C$21:.C27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both RelNotes are excluded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8])+[.G29]" office:value-type="time" office:time-value="PT19H05M00S" calcext:value-type="time">
            <text:p>19:0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9]; COUNTA([.C$30:.C35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8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7])+[.G38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8]; COUNTA([.C$39:.C39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69"/>
        <table:table-column table:style-name="co15" table:default-cell-style-name="Default"/>
        <table:table-column table:style-name="co16" table:default-cell-style-name="ce206"/>
        <table:table-column table:style-name="co17" table:default-cell-style-name="Default"/>
        <table:table-column table:style-name="co18" table:default-cell-style-name="Default"/>
        <table:table-column table:style-name="co19" table:default-cell-style-name="ce287"/>
        <table:table-column table:style-name="co19" table:default-cell-style-name="ce293"/>
        <table:table-column table:style-name="co19" table:default-cell-style-name="ce287"/>
        <table:table-column table:style-name="co19" table:default-cell-style-name="ce293"/>
        <table:table-column table:style-name="co11" table:number-columns-repeated="1014" table:default-cell-style-name="Default"/>
        <table:table-row table:style-name="ro5">
          <table:table-cell table:style-name="ce258"/>
          <table:table-cell table:style-name="ce263" table:number-columns-repeated="4"/>
          <table:table-cell table:style-name="ce282" office:value-type="string" calcext:value-type="string">
            <text:p>Duration</text:p>
          </table:table-cell>
          <table:table-cell table:style-name="ce284" office:value-type="string" calcext:value-type="string">
            <text:p>Step</text:p>
          </table:table-cell>
          <table:table-cell table:style-name="ce290"/>
          <table:table-cell table:style-name="ce284" office:value-type="string" calcext:value-type="string">
            <text:p>Total</text:p>
          </table:table-cell>
          <table:table-cell table:style-name="ce290"/>
          <table:table-cell table:style-name="ce263" table:number-columns-repeated="1014"/>
        </table:table-row>
        <table:table-row table:style-name="ro5">
          <table:table-cell table:style-name="ce259"/>
          <table:table-cell table:style-name="ce265" table:number-columns-repeated="4"/>
          <table:table-cell table:style-name="ce283"/>
          <table:table-cell table:style-name="ce285"/>
          <table:table-cell table:style-name="ce291"/>
          <table:table-cell table:style-name="ce285"/>
          <table:table-cell table:style-name="ce291"/>
          <table:table-cell table:style-name="ce265" table:number-columns-repeated="1014"/>
        </table:table-row>
        <table:table-row table:style-name="ro6">
          <table:table-cell table:style-name="ce260" office:value-type="float" office:value="8" calcext:value-type="float">
            <text:p>8.</text:p>
          </table:table-cell>
          <table:table-cell table:style-name="ce266"/>
          <table:table-cell table:style-name="ce272"/>
          <table:table-cell table:style-name="ce274"/>
          <table:table-cell table:style-name="ce266" office:value-type="string" calcext:value-type="string">
            <text:p>Finalization</text:p>
          </table:table-cell>
          <table:table-cell table:style-name="ce272"/>
          <table:table-cell table:style-name="ce286" office:value-type="time" office:time-value="PT00H00M00S" calcext:value-type="time">
            <text:p>00:00</text:p>
          </table:table-cell>
          <table:table-cell table:style-name="ce292" table:formula="of:=[.G3]+SUM([.G4:.G65547])" office:value-type="time" office:time-value="PT03H30M00S" calcext:value-type="time">
            <text:p>03:30</text:p>
          </table:table-cell>
          <table:table-cell table:style-name="ce286" table:formula="of:=['7. Upload'.$J$3]" office:value-type="time" office:time-value="PT19H15M00S" calcext:value-type="time">
            <text:p>19:15</text:p>
          </table:table-cell>
          <table:table-cell table:style-name="ce292" table:formula="of:=MAX([.I4:.I65547])" office:value-type="time" office:time-value="PT22H15M00S" calcext:value-type="time">
            <text:p>22:15</text:p>
          </table:table-cell>
          <table:table-cell table:style-name="ce297" table:number-columns-repeated="1014"/>
        </table:table-row>
        <table:table-row table:style-name="ro5">
          <table:table-cell table:style-name="ce261"/>
          <table:table-cell table:style-name="ce267"/>
          <table:table-cell table:number-columns-repeated="1022"/>
        </table:table-row>
        <table:table-row table:style-name="ro5">
          <table:table-cell table:style-name="ce198"/>
          <table:table-cell table:style-name="ce268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Submit news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4])+[.G5]" office:value-type="time" office:time-value="PT19H30M00S" calcext:value-type="time">
            <text:p>19:30</text:p>
          </table:table-cell>
          <table:table-cell table:style-name="ce294"/>
          <table:table-cell table:style-name="ce198" table:number-columns-repeated="1014"/>
        </table:table-row>
        <table:table-row table:style-name="ro5">
          <table:table-cell table:number-columns-repeated="2"/>
          <table:table-cell table:style-name="ce269" table:formula="of:=CONCATENATE([.B$5]; COUNTA([.C$6:.C6]); &quot;.&quot;)" office:value-type="string" office:string-value="8.1.1." calcext:value-type="string">
            <text:p>8.1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5]; COUNTA([.C$6:.C7]); &quot;.&quot;)" office:value-type="string" office:string-value="8.1.2." calcext:value-type="string">
            <text:p>8.1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9"/>
          <table:table-cell table:style-name="ce276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98"/>
          <table:table-cell table:style-name="ce268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Send e-mail to the YAT mailing list (Attention: Mail delay up to 60 min !!!)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12])+[.G13]" office:value-type="time" office:time-value="PT19H45M00S" calcext:value-type="time">
            <text:p>19:45</text:p>
          </table:table-cell>
          <table:table-cell table:style-name="ce296"/>
          <table:table-cell table:style-name="ce198" table:number-columns-repeated="1014"/>
        </table:table-row>
        <table:table-row table:style-name="ro5">
          <table:table-cell table:number-columns-repeated="2"/>
          <table:table-cell table:style-name="ce269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9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9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98"/>
          <table:table-cell table:style-name="ce268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Cleanup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28])+[.G29]" office:value-type="time" office:time-value="PT20H00M00S" calcext:value-type="time">
            <text:p>20:00</text:p>
          </table:table-cell>
          <table:table-cell table:style-name="ce296"/>
          <table:table-cell table:style-name="ce198" table:number-columns-repeated="1014"/>
        </table:table-row>
        <table:table-row table:style-name="ro1">
          <table:table-cell table:number-columns-repeated="2"/>
          <table:table-cell table:style-name="ce269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table:number-columns-repeated="1020"/>
        </table:table-row>
        <table:table-row table:style-name="ro1">
          <table:table-cell table:style-name="ce198"/>
          <table:table-cell table:style-name="ce268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Upgrade tools</text:p>
          </table:table-cell>
          <table:table-cell table:style-name="ce273"/>
          <table:table-cell table:style-name="ce288" office:value-type="time" office:time-value="PT01H00M00S" calcext:value-type="time">
            <text:p>01:00</text:p>
          </table:table-cell>
          <table:table-cell table:style-name="ce294"/>
          <table:table-cell table:style-name="ce288" table:formula="of:=MAX([.I$1:.I28])+[.G38]" office:value-type="time" office:time-value="PT20H45M00S" calcext:value-type="time">
            <text:p>20:45</text:p>
          </table:table-cell>
          <table:table-cell table:style-name="ce296"/>
          <table:table-cell table:style-name="ce198" table:number-columns-repeated="1014"/>
        </table:table-row>
        <table:table-row table:style-name="ro1">
          <table:table-cell table:number-columns-repeated="2"/>
          <table:table-cell table:style-name="ce269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98"/>
          <table:table-cell table:style-name="ce268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Recreate and verify working copy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36])+[.G44]" office:value-type="time" office:time-value="PT20H15M00S" calcext:value-type="time">
            <text:p>20:15</text:p>
          </table:table-cell>
          <table:table-cell table:style-name="ce296"/>
          <table:table-cell table:style-name="ce198" table:number-columns-repeated="1014"/>
        </table:table-row>
        <table:table-row table:style-name="ro5">
          <table:table-cell table:number-columns-repeated="2"/>
          <table:table-cell table:style-name="ce269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2]); &quot;.&quot;)" office:value-type="string" office:string-value="8.5.7." calcext:value-type="string">
            <text:p>8.5.7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f VS/VSI got upgraded, build 'Setup with Prerequisites' to ensure that VSI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304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304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98"/>
          <table:table-cell table:style-name="ce268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Archive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59])+[.G60]" office:value-type="time" office:time-value="PT21H00M00S" calcext:value-type="time">
            <text:p>21:00</text:p>
          </table:table-cell>
          <table:table-cell table:style-name="ce296"/>
          <table:table-cell table:style-name="ce198" table:number-columns-repeated="1014"/>
        </table:table-row>
        <table:table-row table:style-name="ro5">
          <table:table-cell table:number-columns-repeated="2"/>
          <table:table-cell table:style-name="ce269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60]; COUNTA([.C$61:.C63]); &quot;.&quot;)" office:value-type="string" office:string-value="8.6.2." calcext:value-type="string">
            <text:p>8.6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60]; COUNTA([.C$61:.C64]); &quot;.&quot;)" office:value-type="string" office:string-value="8.6.3." calcext:value-type="string">
            <text:p>8.6.3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table:number-columns-repeated="1020"/>
        </table:table-row>
        <table:table-row table:style-name="ro1">
          <table:table-cell/>
          <table:table-cell table:style-name="ce268" table:formula="of:=CONCATENATE([.A$3]; &quot;.&quot;; COUNTA([.B$5:.B66]); &quot;.&quot;)" office:value-type="string" office:string-value="8.7." calcext:value-type="string">
            <text:p>8.7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Backup</text:p>
          </table:table-cell>
          <table:table-cell table:style-name="ce273"/>
          <table:table-cell table:style-name="ce288" office:value-type="time" office:time-value="PT01H00M00S" calcext:value-type="time">
            <text:p>01:00</text:p>
          </table:table-cell>
          <table:table-cell table:style-name="ce294"/>
          <table:table-cell table:style-name="ce288" table:formula="of:=MAX([.I$1:.I62])+[.G66]" office:value-type="time" office:time-value="PT22H00M00S" calcext:value-type="time">
            <text:p>22:00</text:p>
          </table:table-cell>
          <table:table-cell table:style-name="ce296"/>
          <table:table-cell table:number-columns-repeated="1014"/>
        </table:table-row>
        <table:table-row table:style-name="ro1">
          <table:table-cell table:number-columns-repeated="2"/>
          <table:table-cell table:style-name="ce269" table:formula="of:=CONCATENATE([.B$66]; COUNTA([.C$67:.C67]); &quot;.&quot;)" office:value-type="string" office:string-value="8.7.1." calcext:value-type="string">
            <text:p>8.7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66]; COUNTA([.C$67:.C68]); &quot;.&quot;)" office:value-type="string" office:string-value="8.7.2." calcext:value-type="string">
            <text:p>8.7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68" table:formula="of:=CONCATENATE([.A$3]; &quot;.&quot;; COUNTA([.B$5:.B71]); &quot;.&quot;)" office:value-type="string" office:string-value="8.8." calcext:value-type="string">
            <text:p>8.8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Update and verify working copy (wait for a few days in case of a severe issue)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70])+[.G71]" office:value-type="time" office:time-value="PT22H15M00S" calcext:value-type="time">
            <text:p>22:15</text:p>
          </table:table-cell>
          <table:table-cell table:style-name="ce296"/>
          <table:table-cell table:number-columns-repeated="1014"/>
        </table:table-row>
        <table:table-row table:style-name="ro5">
          <table:table-cell table:style-name="ce299"/>
          <table:table-cell table:style-name="ce301"/>
          <table:table-cell table:style-name="ce301" table:formula="of:=CONCATENATE([.B$71]; COUNTA([.C$72:.C72]); &quot;.&quot;)" office:value-type="string" office:string-value="8.8.1." calcext:value-type="string">
            <text:p>8.8.1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ALAZ.Version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1">
          <table:table-cell table:style-name="ce299"/>
          <table:table-cell table:style-name="ce301"/>
          <table:table-cell table:style-name="ce301" table:formula="of:=CONCATENATE([.B$71]; COUNTA([.C$72:.C73]); &quot;.&quot;)" office:value-type="string" office:string-value="8.8.2." calcext:value-type="string">
            <text:p>8.8.2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netrtfwriter AssemblyInfo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 table:number-columns-repeated="2"/>
          <table:table-cell table:style-name="ce304"/>
          <table:table-cell table:style-name="ce299" office:value-type="string" calcext:value-type="string">
            <text:p>&gt; All versions must be incremented to ensure proper installation/update!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/>
          <table:table-cell table:style-name="ce301" table:formula="of:=CONCATENATE([.B$71]; COUNTA([.C$72:.C75]); &quot;.&quot;)" office:value-type="string" office:string-value="8.8.3." calcext:value-type="string">
            <text:p>8.8.3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MKY.Version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1">
          <table:table-cell table:style-name="ce299"/>
          <table:table-cell table:style-name="ce301"/>
          <table:table-cell table:style-name="ce301" table:formula="of:=CONCATENATE([.B$71]; COUNTA([.C$72:.C76]); &quot;.&quot;)" office:value-type="string" office:string-value="8.8.4." calcext:value-type="string">
            <text:p>8.8.4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product version in MKY file headers <text:span text:style-name="T2">throughout "&lt;Workspace&gt;\Trunk"</text:span>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7">
          <table:table-cell table:style-name="ce299"/>
          <table:table-cell table:style-name="ce301"/>
          <table:table-cell table:style-name="ce299"/>
          <table:table-cell table:style-name="ce107"/>
          <table:table-cell table:style-name="ce299" office:value-type="string" calcext:value-type="string">
            <text:p>&gt; Add 'Development', e.g. '// MKY Development Version 1.0.14'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1">
          <table:table-cell table:style-name="ce299"/>
          <table:table-cell table:style-name="ce301"/>
          <table:table-cell table:style-name="ce301" table:formula="of:=CONCATENATE([.B$71]; COUNTA([.C$72:.C78]); &quot;.&quot;)" office:value-type="string" office:string-value="8.8.5." calcext:value-type="string">
            <text:p>8.8.5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netrtfwriter\RtfWriter\Properties\AssemblyInfo.cs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/>
          <table:table-cell table:style-name="ce301" table:formula="of:=CONCATENATE([.B$71]; COUNTA([.C$72:.C79]); &quot;.&quot;)" office:value-type="string" office:string-value="8.8.6." calcext:value-type="string">
            <text:p>8.8.6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NUnit.Version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1">
          <table:table-cell table:style-name="ce299"/>
          <table:table-cell table:style-name="ce301"/>
          <table:table-cell table:style-name="ce301" table:formula="of:=CONCATENATE([.B$71]; COUNTA([.C$72:.C80]); &quot;.&quot;)" office:value-type="string" office:string-value="8.8.7." calcext:value-type="string">
            <text:p>8.8.7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product version in NUnit file headers <text:span text:style-name="T2">throughout "&lt;Workspace&gt;\Trunk"</text:span>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7">
          <table:table-cell table:style-name="ce299"/>
          <table:table-cell table:style-name="ce301"/>
          <table:table-cell table:style-name="ce299"/>
          <table:table-cell table:style-name="ce107"/>
          <table:table-cell table:style-name="ce299" office:value-type="string" calcext:value-type="string">
            <text:p>&gt; Add 'Development', e.g. '// NUnit Development Version 1.0.11'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/>
          <table:table-cell table:style-name="ce301" table:formula="of:=CONCATENATE([.B$71]; COUNTA([.C$72:.C82]); &quot;.&quot;)" office:value-type="string" office:string-value="8.8.8." calcext:value-type="string">
            <text:p>8.8.8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YAT.Version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1">
          <table:table-cell table:style-name="ce299"/>
          <table:table-cell table:style-name="ce301"/>
          <table:table-cell table:style-name="ce301" table:formula="of:=CONCATENATE([.B$71]; COUNTA([.C$72:.C83]); &quot;.&quot;)" office:value-type="string" office:string-value="8.8.9." calcext:value-type="string">
            <text:p>8.8.9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product version in YAT file headers <text:span text:style-name="T2">throughout "&lt;Workspace&gt;\Trunk"</text:span>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7">
          <table:table-cell table:style-name="ce299"/>
          <table:table-cell table:style-name="ce301"/>
          <table:table-cell table:style-name="ce299"/>
          <table:table-cell table:style-name="ce107"/>
          <table:table-cell table:style-name="ce299" office:value-type="string" calcext:value-type="string">
            <text:p>&gt; Add 'Development', e.g. '// YAT 2.0 Gamma 2 Development Version 1.99.35'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/>
          <table:table-cell table:style-name="ce301" table:formula="of:=CONCATENATE([.B$71]; COUNTA([.C$72:.C85]); &quot;.&quot;)" office:value-type="string" office:string-value="8.8.10." calcext:value-type="string">
            <text:p>8.8.10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product name post fix in "YAT.Application.ApplicationEx"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 table:number-columns-repeated="2"/>
          <table:table-cell table:style-name="ce304"/>
          <table:table-cell table:style-name="ce299" office:value-type="string" calcext:value-type="string">
            <text:p>&gt; Add 'Development' to clearly state that files are non-released revisions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number-columns-repeated="2"/>
          <table:table-cell table:style-name="ce269" table:formula="of:=CONCATENATE([.B$71]; COUNTA([.C$72:.C87]); &quot;.&quot;)" office:value-type="string" office:string-value="8.8.11." calcext:value-type="string">
            <text:p>8.8.1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71]; COUNTA([.C$72:.C89]); &quot;.&quot;)" office:value-type="string" office:string-value="8.8.12." calcext:value-type="string">
            <text:p>8.8.1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7:'0. Overview'.C4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.00.0000</text:date>, <text:time style:data-style-name="N2" text:time-value="13:29:02.0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9H35M33S</meta:editing-duration>
    <meta:editing-cycles>291</meta:editing-cycles>
    <meta:generator>LibreOffice/5.3.0.3$Windows_X86_64 LibreOffice_project/7074905676c47b82bbcfbea1aeefc84afe1c50e1</meta:generator>
    <meta:initial-creator>Matthias Kläy</meta:initial-creator>
    <dc:date>2017-10-29T13:30:11.357000000</dc:date>
    <meta:print-date>2017-06-05T16:04:38.085000000</meta:print-date>
    <meta:document-statistic meta:table-count="9" meta:cell-count="1190" meta:object-count="0"/>
  </office:meta>
</office:document-meta>
</file>